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1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Тема: дигитална инвентарна книга за библиотека</text:p>
      <text:p text:style-name="P2">Автори: Борислав Войнов и Венко Андреев</text:p>
      <text:p text:style-name="P3">Ръководител: Тодорка Трифанова</text:p>
      <text:p text:style-name="Normal"><text:span text:style-name="T4">Цели: Осигуряване на безплатна програма за дигитализация на инвентарните книги в библиотеките в градските и селските училищни библиотеки</text:span><text:span text:style-name="T5"><text:s/></text:span><text:span text:style-name="T6">.</text:span></text:p>
      <text:p text:style-name="P7">Предназначение:<text:s/>Улесняване на процеса на следене на книгите и тяхната наличност, като се премине от хартиен към дигитален вариант. Създава и удобство, защото може да се използва и на други компютри и не е нужно да носим със себе си голямо количество документи. Дигиталния вариант също спестява голямо количество хартия.</text:p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</meta:initial-creator>
    <dc:creator>Student</dc:creator>
    <meta:creation-date>2024-06-06T12:23:00Z</meta:creation-date>
    <dc:date>2024-06-06T13:01:00Z</dc:date>
    <meta:template xlink:href="Normal.dotm" xlink:type="simple"/>
    <meta:editing-cycles>1</meta:editing-cycles>
    <meta:editing-duration>PT2280S</meta:editing-duration>
    <meta:document-statistic meta:page-count="1" meta:paragraph-count="1" meta:word-count="86" meta:character-count="580" meta:row-count="4" meta:non-whitespace-character-count="495"/>
  </office:meta>
</office:document-meta>
</file>